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fo:font-size="18pt" style:font-size-asian="18pt" style:font-size-complex="18pt" style:language-complex="te" style:country-complex="IN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fo:font-size="18pt" style:font-size-asian="18pt" style:font-size-complex="18pt" style:language-complex="te" style:country-complex="IN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fo:font-size="18pt" style:font-size-asian="18pt" style:font-size-complex="18pt" style:language-complex="te" style:country-complex="IN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fo:font-size="18pt" style:font-size-asian="18pt" style:font-size-complex="18pt" style:language-complex="te" style:country-complex="IN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3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  <style:style style:name="P4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complex="te" style:country-complex="IN"/>
    </style:style>
  </office:automatic-styles>
  <office:body>
    <office:text text:use-soft-page-breaks="true">
      <text:p text:style-name="P1">Perseus GmbH Case Study<text:s/>Coding Challenge<text:s/></text:p>
      <text:p text:style-name="P2">Document</text:p>
      <text:p text:style-name="P3"/>
      <text:p text:style-name="P4">Here I have Designed Mavenproject with Page object model design and TestNG Framework</text:p>
      <text:p text:style-name="P5"/>
      <text:p text:style-name="P6">Step 1: Created a Maven project with the Name of Perseus</text:p>
      <text:p text:style-name="P7">Step2: Added<text:s/>all the<text:s/>required (TestNG,apache poi,extentReport)dependencies in pom.xml.</text:p>
      <text:p text:style-name="P8">Step3:<text:s/>Added<text:s/>a folder in this project as Drivers and download chromdriver.exe<text:s/>(the version which we are currently using)<text:s/>file from google and paste it.</text:p>
      <text:p text:style-name="P9">Step4:<text:s/>Defined<text:s/>a<text:s/>package<text:s/>folder in src/main/java as<text:s/>Wrappers.</text:p>
      <text:p text:style-name="P10">Step5:<text:s/>In that package created an Interface named it as wrapper and declared all the methods which are going to be used in the project.</text:p>
      <text:p text:style-name="P11">Step6: Then created a class which implements all the method of interface using implements keyword (Inheritance)</text:p>
      <text:p text:style-name="P12">Step7: Here wrote the logic for each method and surrounded with try/catch block and gave all possible Exceptions including default Exceptions.</text:p>
      <text:p text:style-name="P13">Also included finally block to take the<text:s/>take Snap</text:p>
      <text:p text:style-name="P14">Step8: Defined a package named it as Utils and created a class named it as Reporter</text:p>
      <text:p text:style-name="P15">Step9: Defined and declared all the methods in the reporter class to generate extent reports.</text:p>
      <text:p text:style-name="P16">Step10: Defined a package for<text:s/>Testcases<text:s/>and added @Test annotation imported from TestNG <text:s/></text:p>
      <text:p text:style-name="P17">Step11: Wrote all the two<text:s/>Testcases<text:s/>of the requirement.</text:p>
      <text:p text:style-name="P18">Step12: Defined other package in src/main/java and named it as pages</text:p>
      <text:p text:style-name="P19">Step13: Based on the Testcases defined the pages</text:p>
      <text:p text:style-name="P20">Step14:<text:s/>As selenium doesn’t have any centralized maintenance repository for element, I declared a file in src/test/java and named it as Object. Properties and maintained the values here.</text:p>
      <text:p text:style-name="P21">Step15: The main aim of using<text:s/>Object. Properties<text:s/>is not to disturb any change in the pages if there is any change occurs later, By using this we can directly modify the locator value in Object Repository itself.</text:p>
      <text:p text:style-name="P22">Step16:<text:s/>Declared this Object: Properties in Generic Wrappers to load and unload the Objects.</text:p>
      <text:p text:style-name="P23">Step17: Declared another class in Utills package named it as Project Wrappers for Execution with TestNG annotations.</text:p>
      <text:p text:style-name="P24">Step18: By right click on the testcases and Converted them into TestNg and Saved it as testing.xml file<text:s/></text:p>
      <text:p text:style-name="P25">Step19: Executed the Testcase using TestNG.xml file and reports are generated in the reports folder and also data in Test Data folder.</text:p>
      <text:p text:style-name="P26">Step20: Generic Wrapper extends Reporter and implements Wrapper,</text:p>
      <text:p text:style-name="P27">Testcases extends ProjectWrappers,Pages extends GenericWrappers,ProjectWrappers Extends GenericWrapper.</text:p>
      <text:p text:style-name="P28"/>
      <text:p text:style-name="P29"/>
      <text:p text:style-name="P30"/>
      <text:p text:style-name="P31">For Command Line Execution</text:p>
      <text:p text:style-name="P32"/>
      <text:soft-page-break/>
      <text:p text:style-name="P33">Step1:Defined a lib folder in the Project folder and added all the jar files used in the project like Selenium Webdriver,Selenium Standalone server, testing etc.</text:p>
      <text:p text:style-name="P34"/>
      <text:p text:style-name="P35">Step2: In the Notepad++ wrote all the set path for the command line <text:s/>execution and saved it as BatchTesting with.bat extension<text:s/></text:p>
      <text:p text:style-name="P36"/>
      <text:p text:style-name="P37">Step3:By DoubleClick on the BatchTesting.bat file command line Execution has started and successfully completed with no errors.</text:p>
      <text:p text:style-name="P38"/>
      <text:p text:style-name="P39">Docker File:</text:p>
      <text:p text:style-name="P40">As of I am unaware of Docker,I tried it by writing the code in Generic wrappers with the localhost to start the VNC server.</text:p>
      <text:p text:style-name="P41">And Executed it<text:s/></text:p>
      <text:p text:style-name="P42"/>
      <text:p text:style-name="P43">Thanks for giving me this opportunity and if you have any queries,Please let me know I’m very glad to answer.</text:p>
      <text:p text:style-name="P44"/>
      <text:p text:style-name="P45">Regards,</text:p>
      <text:p text:style-name="P46">Snehaseri.</text:p>
      <text:p text:style-name="P47"/>
      <text:p text:style-name="P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Gautami" svg:font-family="Gautami" style:font-family-generic="swiss" style:font-pitch="variable" svg:panose-1="2 0 5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te" style:country-complex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complex="te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ni Sreenath</meta:initial-creator>
    <dc:creator>Ramini Sreenath</dc:creator>
    <meta:creation-date>2019-08-13T08:50:00Z</meta:creation-date>
    <dc:date>2019-08-13T09:30:00Z</dc:date>
    <meta:template xlink:href="Normal" xlink:type="simple"/>
    <meta:editing-cycles>2</meta:editing-cycles>
    <meta:editing-duration>PT2400S</meta:editing-duration>
    <meta:document-statistic meta:page-count="2" meta:paragraph-count="6" meta:word-count="468" meta:character-count="3132" meta:row-count="22" meta:non-whitespace-character-count="2670"/>
  </office:meta>
</office:document-meta>
</file>